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_int.test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int.test_in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Test_int.test_bool_error_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Test_int.test_int_error_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Test_int.test_in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Test_int.test_int_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